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WithDelegateVarArgsTest.should_not_fail_when_calling_varargs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DelegateVarArgsTest.should_not_fail_when_calling_varargs_method_with_null_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WithDelegateVarArgsTest.should_not_fail_when_calling_varargs_method_without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Impl.bar( String baz , Objec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